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svg:stroke-width="0.1cm" svg:stroke-color="#000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frame draw:style-name="gr1" draw:layer="layout" svg:width="26.78cm" svg:height="7.999cm" svg:x="1.2cm" svg:y="1.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2" draw:text-style-name="P1" draw:layer="layout" svg:x1="4.7cm" svg:y1="4.7cm" svg:x2="9.2cm" svg:y2="4.7cm">
          <text:p/>
        </draw:line>
        <draw:line draw:style-name="gr2" draw:text-style-name="P1" draw:layer="layout" svg:x1="4.7cm" svg:y1="7.7cm" svg:x2="9.2cm" svg:y2="7.7cm">
          <text:p/>
        </draw:line>
        <draw:line draw:style-name="gr2" draw:text-style-name="P1" draw:layer="layout" svg:x1="4.7cm" svg:y1="8.6cm" svg:x2="22cm" svg:y2="8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0.898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exander </meta:initial-creator>
    <meta:creation-date>2011-05-19T19:17:52</meta:creation-date>
    <dc:date>2011-05-19T19:34:32</dc:date>
    <dc:creator>alexander </dc:creator>
    <meta:editing-duration>PT16M41S</meta:editing-duration>
    <meta:editing-cycles>2</meta:editing-cycles>
    <meta:generator>LibreOffice/3.3$Linux LibreOffice_project/330m19$Build-202</meta:generator>
    <meta:document-statistic meta:object-count="4"/>
  </office:meta>
</office:document-meta>
</file>

<file path=Object 1/content.xml><?xml version="1.0" encoding="utf-8"?>
<math xmlns="http://www.w3.org/1998/Math/MathML">
  <semantics>
    <mrow>
      <mo stretchy="false">∀</mo>
      <mi mathvariant="normal">:</mi>
      <mrow>
        <mi mathvariant="italic">True</mi>
        <mo stretchy="false">−</mo>
        <mrow>
          <mo stretchy="true">{</mo>
          <mtable>
            <mtr>
              <mtd>
                <mrow>
                  <mo stretchy="false">∃</mo>
                  <mi>v</mi>
                  <mi mathvariant="normal">:</mi>
                  <mi>С</mi>
                  <mrow>
                    <mo stretchy="false">(</mo>
                    <mi>v</mi>
                    <mo stretchy="false">)</mo>
                  </mrow>
                  <mi>,</mi>
                  <mi>A</mi>
                  <mrow>
                    <mrow>
                      <mo stretchy="false">(</mo>
                      <mi>k</mi>
                      <mo stretchy="false">)</mo>
                    </mrow>
                    <mo stretchy="false">−</mo>
                    <mrow>
                      <mo stretchy="true">{</mo>
                      <mtable>
                        <mtr>
                          <mtd>
                            <mrow>
                              <mo stretchy="false">∀</mo>
                              <mi>x</mi>
                              <mi mathvariant="normal">:</mi>
                              <mi>P</mi>
                              <mrow>
                                <mrow>
                                  <mo stretchy="false">(</mo>
                                  <mrow>
                                    <mi>k</mi>
                                    <mi>,</mi>
                                    <mi>x</mi>
                                  </mrow>
                                  <mo stretchy="false">)</mo>
                                </mrow>
                                <mo stretchy="false">−</mo>
                                <mo stretchy="false">∃</mo>
                              </mrow>
                              <mi mathvariant="normal">:</mi>
                              <mi>C</mi>
                              <mrow>
                                <mrow>
                                  <mo stretchy="false">(</mo>
                                  <mi>x</mi>
                                  <mo stretchy="false">)</mo>
                                </mrow>
                                <mo stretchy="false">−</mo>
                                <mo stretchy="false">∀</mo>
                              </mrow>
                              <mi>z</mi>
                              <mi mathvariant="normal">:</mi>
                              <mi>A</mi>
                              <mrow>
                                <mo stretchy="false">(</mo>
                                <mi>z</mi>
                                <mo stretchy="false">)</mo>
                              </mrow>
                              <mi>,</mi>
                              <mi>P</mi>
                              <mrow>
                                <mrow>
                                  <mo stretchy="false">(</mo>
                                  <mrow>
                                    <mi>x</mi>
                                    <mi>,</mi>
                                    <mi>z</mi>
                                  </mrow>
                                  <mo stretchy="false">)</mo>
                                </mrow>
                                <mo stretchy="false">−</mo>
                                <mo stretchy="false">∃</mo>
                              </mrow>
                              <mi>u</mi>
                              <mi mathvariant="normal">:</mi>
                              <mi>D</mi>
                              <mrow>
                                <mo stretchy="false">(</mo>
                                <mi>z</mi>
                                <mo stretchy="false">)</mo>
                              </mrow>
                              <mi>,</mi>
                              <mi>Q</mi>
                              <mrow>
                                <mo stretchy="false">(</mo>
                                <mi>u</mi>
                                <mo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o stretchy="false">∀</mo>
                              <mi>x</mi>
                              <mi mathvariant="normal">:</mi>
                              <mi>C</mi>
                              <mrow>
                                <mrow>
                                  <mo stretchy="false">(</mo>
                                  <mi>x</mi>
                                  <mo stretchy="false">)</mo>
                                </mrow>
                                <mo stretchy="false">−</mo>
                                <mrow>
                                  <mo stretchy="true">{</mo>
                                  <mtable>
                                    <mtr>
                                      <mtd>
                                        <mrow>
                                          <mo stretchy="false">∃</mo>
                                          <mi mathvariant="normal">:</mi>
                                          <mi>D</mi>
                                          <mrow>
                                            <mo stretchy="false">(</mo>
                                            <mi>x</mi>
                                            <mo stretchy="false">)</mo>
                                          </mrow>
                                          <mi>,</mi>
                                          <mi>P</mi>
                                          <mrow>
                                            <mo stretchy="false">(</mo>
                                            <mrow>
                                              <mi>x</mi>
                                              <mi>,</mi>
                                              <mi>k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  <mtr>
                                      <mtd>
                                        <mrow>
                                          <mo stretchy="false">∃</mo>
                                          <mi>z</mi>
                                          <mi mathvariant="normal">:</mi>
                                          <mi>P</mi>
                                          <mrow>
                                            <mo stretchy="false">(</mo>
                                            <mrow>
                                              <mi>x</mi>
                                              <mi>,</mi>
                                              <mi>z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</mtable>
                                </mrow>
                              </mrow>
                            </mrow>
                          </mtd>
                        </mtr>
                        <mtr>
                          <mtd>
                            <mo stretchy="false">…</mo>
                          </mtd>
                        </mtr>
                        <mtr>
                          <mtd>
                            <mrow>
                              <mo stretchy="false">∀</mo>
                              <mrow>
                                <mi>x</mi>
                                <mi>,</mi>
                                <mi>y</mi>
                              </mrow>
                              <mi mathvariant="normal">:</mi>
                              <mi>D</mi>
                              <mrow>
                                <mo stretchy="false">(</mo>
                                <mi>x</mi>
                                <mo stretchy="false">)</mo>
                              </mrow>
                              <mi>,</mi>
                              <mi>A</mi>
                              <mrow>
                                <mrow>
                                  <mo stretchy="false">(</mo>
                                  <mi>y</mi>
                                  <mo stretchy="false">)</mo>
                                </mrow>
                                <mo stretchy="false">−</mo>
                                <mo stretchy="false">∃</mo>
                              </mrow>
                              <mi mathvariant="normal">:</mi>
                              <mi mathvariant="italic">False</mi>
                            </mrow>
                          </mtd>
                        </mtr>
                      </mtable>
                    </mrow>
                  </mrow>
                </mrow>
              </mtd>
            </mtr>
            <mtr>
              <mtd>
                <mrow>
                  <mo stretchy="false">∃</mo>
                  <mi mathvariant="normal">:</mi>
                  <mi>D</mi>
                  <mrow>
                    <mo stretchy="false">(</mo>
                    <mi>k</mi>
                    <mo stretchy="false">)</mo>
                  </mrow>
                  <mi>,</mi>
                  <mi>C</mi>
                  <mrow>
                    <mrow>
                      <mo stretchy="false">(</mo>
                      <mi>e</mi>
                      <mo stretchy="false">)</mo>
                    </mrow>
                    <mo stretchy="false">−</mo>
                    <mo stretchy="false">…</mo>
                  </mrow>
                </mrow>
              </mtd>
            </mtr>
            <mtr>
              <mtd>
                <mrow>
                  <mo stretchy="false">∃</mo>
                  <mi>u</mi>
                  <mi>,</mi>
                  <mi>v</mi>
                  <mi mathvariant="normal">:</mi>
                  <mi>P</mi>
                  <mrow>
                    <mo stretchy="false">(</mo>
                    <msub>
                      <mi>e</mi>
                      <mn>1</mn>
                    </msub>
                    <mo stretchy="false">)</mo>
                  </mrow>
                  <mi>,</mi>
                  <mi>P</mi>
                  <mrow>
                    <mo stretchy="false">(</mo>
                    <mi>u</mi>
                    <mo stretchy="false">)</mo>
                  </mrow>
                  <mi>,</mi>
                  <mi>Q</mi>
                  <mrow>
                    <mo stretchy="false">(</mo>
                    <mrow>
                      <mi>f</mi>
                      <mrow>
                        <mo stretchy="false">(</mo>
                        <mrow>
                          <mi>e</mi>
                          <mi>,</mi>
                          <mi>b</mi>
                        </mrow>
                        <mo stretchy="false">)</mo>
                      </mrow>
                      <mi>,</mi>
                      <mi>t</mi>
                    </mrow>
                    <mo stretchy="false">)</mo>
                  </mrow>
                  <mi>,</mi>
                  <mi>Q</mi>
                  <mrow>
                    <mo stretchy="false">(</mo>
                    <mrow>
                      <mi>g</mi>
                      <mrow>
                        <mo stretchy="false">(</mo>
                        <mi>v</mi>
                        <mo stretchy="false">)</mo>
                      </mrow>
                      <mi>,</mi>
                      <msub>
                        <mi>e</mi>
                        <mn>1</mn>
                      </msub>
                    </mrow>
                    <mo stretchy="false">)</mo>
                  </mrow>
                  <mi>,</mi>
                  <mi>R</mi>
                  <mrow>
                    <mo stretchy="false">(</mo>
                    <mrow>
                      <mi>g</mi>
                      <mrow>
                        <mo stretchy="false">(</mo>
                        <mrow>
                          <mi>g</mi>
                          <mrow>
                            <mo stretchy="false">(</mo>
                            <mi>e</mi>
                            <mo stretchy="false">)</mo>
                          </mrow>
                        </mrow>
                        <mo stretchy="false">)</mo>
                      </mrow>
                    </mrow>
                    <mo stretchy="false">)</mo>
                  </mrow>
                  <mi>,</mi>
                  <mrow>
                    <mo stretchy="false">…</mo>
                    <mo stretchy="false">−</mo>
                    <mo stretchy="false">…</mo>
                  </mrow>
                </mrow>
              </mtd>
            </mtr>
            <mtr>
              <mtd>
                <mo stretchy="false">…</mo>
              </mtd>
            </mtr>
          </mtable>
        </mrow>
      </mrow>
    </mrow>
    <annotation encoding="StarMath 5.0">forall : True - left lbrace alignl stack{ exists{v} : С(v),A(k) - 
left lbrace alignl  
stack{
forall{x} : P(k,x) - exists : C(x) - forall{z}:A(z),P(x,z) - exists u : D(z), Q(u)  #
forall{x} : C(x) - left lbrace alignl stack{exists : D(x),P(x,k) # exists{z}:P(x,z)} right none #
dotslow #
forall{x,y} : D(x), A(y) - exists : False
}
right none #
exists : D(k),C(e) - dotslow #
exists u,v : P(e_1),P(u),Q(f(e,b),t), Q(g(v),e_1),R(g(g(e))), dotslow - dotslow #
dotslow
}   
right none</annotation>
  </semantics>
</math>
</file>